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zorce strukturalne (ang <text:span text:style-name="T1">Structural patterns</text:span>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apter</text:p>
              </text:list-item>
              <text:list-item>
                <text:p>Bridge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Flyweight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2:33:47.747720260</meta:creation-date>
    <meta:editing-duration>PT3M16S</meta:editing-duration>
    <meta:editing-cycles>2</meta:editing-cycles>
    <meta:generator>LibreOffice/5.1.6.2$Linux_X86_64 LibreOffice_project/10m0$Build-2</meta:generator>
    <dc:date>2018-02-14T12:37:01.124299405</dc:date>
    <meta:document-statistic meta:object-count="25"/>
  </office:meta>
</office:document-meta>
</file>